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3.6917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2.8547in"/>
    </style:style>
    <style:style style:name="co6" style:family="table-column">
      <style:table-column-properties fo:break-before="auto" style:column-width="5.0638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ch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ponsored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corecode:HOLE-M3-COND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J2]*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:Tag-Connect_TC2030-IDC-NL_2x03_P1.27mm_Vertic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J3]*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ESP32-WROVER</text:p>
          </table:table-cell>
          <table:table-cell office:value-type="string" calcext:value-type="string">
            <text:p>mch2021-rescue:ESP32-WROVER-corelib</text:p>
          </table:table-cell>
          <table:table-cell office:value-type="string" calcext:value-type="string">
            <text:p>custom:ESP32-WROVER</text:p>
          </table:table-cell>
          <table:table-cell office:value-type="string" calcext:value-type="string">
            <text:p>https://www.espressif.com/sites/default/files/documentation/esp32-wroom-32_datasheet_en.pd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[.J4]*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Y68L6400</text:p>
          </table:table-cell>
          <table:table-cell office:value-type="string" calcext:value-type="string">
            <text:p>spiflash:SPIFLASH_QSPI</text:p>
          </table:table-cell>
          <table:table-cell office:value-type="string" calcext:value-type="string">
            <text:p>Package_SO:SOIC-8-1EP_3.9x4.9mm_P1.27mm_EP2.41x3.81mm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[.J5]*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6]*[.B6]"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3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7]*[.B7]"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8]*[.B8]"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9]*[.B9]"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10]*[.B10]"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11]*[.B11]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1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12]*[.B12]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, R1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13]*[.B13]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 R2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14]*[.B14]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9, R30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15]*[.B15]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 R23, R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16]*[.B16]"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5, R27, R2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17]*[.B17]"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[.J18]*[.B18]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, R18, R19, R22</text:p>
          </table:table-cell>
          <table:table-cell office:value-type="string" calcext:value-type="string">
            <text:p>45.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19]*[.B19]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9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[.J20]*[.B20]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3, C44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[.J21]*[.B21]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N</text:p>
          </table:table-cell>
          <table:table-cell table:formula="of:=[.J22]*[.B22]"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ice:R_Pack04_Split</text:p>
          </table:table-cell>
          <table:table-cell office:value-type="string" calcext:value-type="string">
            <text:p>Resistor_SMD:R_Array_Convex_4x0603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N</text:p>
          </table:table-cell>
          <table:table-cell table:formula="of:=[.J23]*[.B23]"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6, R7, R9, R11, R12, R13, R32, R33, R34, R35, 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N</text:p>
          </table:table-cell>
          <table:table-cell table:formula="of:=[.J24]*[.B24]"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, C14, C2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[.J25]*[.B25]"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1, C24, C3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[.J26]*[.B26]"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Device: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3495</text:p>
          </table:table-cell>
          <table:table-cell office:value-type="string" calcext:value-type="string">
            <text:p>-</text:p>
          </table:table-cell>
          <table:table-cell office:value-type="float" office:value="0.0035" calcext:value-type="float">
            <text:p>0.0035</text:p>
          </table:table-cell>
          <table:table-cell office:value-type="string" calcext:value-type="string">
            <text:p>N</text:p>
          </table:table-cell>
          <table:table-cell table:formula="of:=[.J27]*[.B27]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6, C37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[.J28]*[.B28]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8, RN13, RN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N</text:p>
          </table:table-cell>
          <table:table-cell table:formula="of:=[.J29]*[.B29]" office:value-type="float" office:value="0.0126" calcext:value-type="float">
            <text:p>0.0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3, C27, C28, C29, C30, C31, C3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[.J30]*[.B30]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5, C6, C10, C11, C12, C13, C1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[.J31]*[.B31]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7, C15, C22, C25, C45, C46, 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-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[.J32]*[.B32]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3, RN4, RN5, RN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N</text:p>
          </table:table-cell>
          <table:table-cell table:formula="of:=[.J33]*[.B33]"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onnector:AudioJack3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31535</text:p>
          </table:table-cell>
          <table:table-cell office:value-type="string" calcext:value-type="string">
            <text:p>-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</text:p>
          </table:table-cell>
          <table:table-cell table:formula="of:=[.J34]*[.B34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N2, RN9, RN10, RN11, RN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3315</text:p>
          </table:table-cell>
          <table:table-cell office:value-type="string" calcext:value-type="string">
            <text:p>-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N</text:p>
          </table:table-cell>
          <table:table-cell table:formula="of:=[.J35]*[.B35]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7, C18, C20, C23, C33, C35, C38, C39, C40, C41, 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-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[.J36]*[.B36]"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Castellat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96645</text:p>
          </table:table-cell>
          <table:table-cell office:value-type="string" calcext:value-type="string">
            <text:p>-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</text:p>
          </table:table-cell>
          <table:table-cell table:formula="of:=[.J37]*[.B37]"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Button_Switch_SMD:SW_SPDT_PCM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9020</text:p>
          </table:table-cell>
          <table:table-cell office:value-type="string" calcext:value-type="string">
            <text:p>-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</text:p>
          </table:table-cell>
          <table:table-cell table:formula="of:=[.J38]*[.B38]"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GB-5050</text:p>
          </table:table-cell>
          <table:table-cell office:value-type="string" calcext:value-type="string">
            <text:p>led:RGB-5050</text:p>
          </table:table-cell>
          <table:table-cell office:value-type="string" calcext:value-type="string">
            <text:p>LED_SMD:LED_RGB_5050-6</text:p>
          </table:table-cell>
          <table:table-cell/>
          <table:table-cell office:value-type="string" calcext:value-type="string">
            <text:p>C219409</text:p>
          </table:table-cell>
          <table:table-cell office:value-type="string" calcext:value-type="string">
            <text:p>-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</text:p>
          </table:table-cell>
          <table:table-cell table:formula="of:=[.J39]*[.B39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XT4054K421MR-G</text:p>
          </table:table-cell>
          <table:table-cell office:value-type="string" calcext:value-type="string">
            <text:p>Battery_Management:MCP73831-2-OT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141405</text:p>
          </table:table-cell>
          <table:table-cell office:value-type="string" calcext:value-type="string">
            <text:p>-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</text:p>
          </table:table-cell>
          <table:table-cell table:formula="of:=[.J40]*[.B40]"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, U13</text:p>
          </table:table-cell>
          <table:table-cell office:value-type="string" calcext:value-type="string">
            <text:p>74LVC1G125</text:p>
          </table:table-cell>
          <table:table-cell office:value-type="string" calcext:value-type="string">
            <text:p>74xGxx:74LVC1G125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C703585</text:p>
          </table:table-cell>
          <table:table-cell office:value-type="string" calcext:value-type="string">
            <text:p>-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</text:p>
          </table:table-cell>
          <table:table-cell table:formula="of:=[.J41]*[.B41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Micro SD card</text:p>
          </table:table-cell>
          <table:table-cell office:value-type="string" calcext:value-type="string">
            <text:p>Connector:Micro_SD_Card</text:p>
          </table:table-cell>
          <table:table-cell office:value-type="string" calcext:value-type="string">
            <text:p>custom:MicroSD-SOFNG-TF-002-H18</text:p>
          </table:table-cell>
          <table:table-cell office:value-type="string" calcext:value-type="string">
            <text:p>http://katalog.we-online.de/em/datasheet/693072010801.pdf</text:p>
          </table:table-cell>
          <table:table-cell office:value-type="string" calcext:value-type="string">
            <text:p>C125814</text:p>
          </table:table-cell>
          <table:table-cell office:value-type="string" calcext:value-type="string">
            <text:p>-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N</text:p>
          </table:table-cell>
          <table:table-cell table:formula="of:=[.J42]*[.B42]"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Device:Crystal_GND24_Small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3738</text:p>
          </table:table-cell>
          <table:table-cell office:value-type="string" calcext:value-type="string">
            <text:p>-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N</text:p>
          </table:table-cell>
          <table:table-cell table:formula="of:=[.J43]*[.B43]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ustom:Inductor_MSC20F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75944</text:p>
          </table:table-cell>
          <table:table-cell office:value-type="string" calcext:value-type="string">
            <text:p>-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</text:p>
          </table:table-cell>
          <table:table-cell table:formula="of:=[.J44]*[.B44]"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DBU0130R</text:p>
          </table:table-cell>
          <table:table-cell office:value-type="string" calcext:value-type="string">
            <text:p>Device:D_Schottky_Small</text:p>
          </table:table-cell>
          <table:table-cell office:value-type="string" calcext:value-type="string">
            <text:p>Diode_SMD:D_0603_1608Metri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750-CDBU0130R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N</text:p>
          </table:table-cell>
          <table:table-cell table:formula="of:=[.J45]*[.B45]"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4</text:p>
          </table:table-cell>
          <table:table-cell office:value-type="string" calcext:value-type="string">
            <text:p>SAO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N</text:p>
          </table:table-cell>
          <table:table-cell table:formula="of:=[.J46]*[.B46]" office:value-type="float" office:value="0.06" calcext:value-type="float">
            <text:p>0.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JST:JST_PH_S3B-PH-SM4-TB_1x03-1MP_P2.0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65101</text:p>
          </table:table-cell>
          <table:table-cell office:value-type="string" calcext:value-type="string">
            <text:p>-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N</text:p>
          </table:table-cell>
          <table:table-cell table:formula="of:=[.J47]*[.B47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5, U6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Power_Management:AAT4610BIGV-1-T1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55136</text:p>
          </table:table-cell>
          <table:table-cell office:value-type="string" calcext:value-type="string">
            <text:p>-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N</text:p>
          </table:table-cell>
          <table:table-cell table:formula="of:=[.J48]*[.B48]"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39357</text:p>
          </table:table-cell>
          <table:table-cell office:value-type="string" calcext:value-type="string">
            <text:p>-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N</text:p>
          </table:table-cell>
          <table:table-cell table:formula="of:=[.J49]*[.B49]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SY8079AAC</text:p>
          </table:table-cell>
          <table:table-cell office:value-type="string" calcext:value-type="string">
            <text:p>Regulator_Switching:TLV62568DBV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133751</text:p>
          </table:table-cell>
          <table:table-cell office:value-type="string" calcext:value-type="string">
            <text:p>-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N</text:p>
          </table:table-cell>
          <table:table-cell table:formula="of:=[.J50]*[.B50]"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C165948</text:p>
          </table:table-cell>
          <table:table-cell office:value-type="string" calcext:value-type="string">
            <text:p>-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N</text:p>
          </table:table-cell>
          <table:table-cell table:formula="of:=[.J51]*[.B51]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1</text:p>
          </table:table-cell>
          <table:table-cell office:value-type="string" calcext:value-type="string">
            <text:p>Speaker_Crystal</text:p>
          </table:table-cell>
          <table:table-cell office:value-type="string" calcext:value-type="string">
            <text:p>Device:Speaker_Crystal</text:p>
          </table:table-cell>
          <table:table-cell office:value-type="string" calcext:value-type="string">
            <text:p>Buzzer_Beeper:Buzzer_Murata_PKMCS0909E4000-R1</text:p>
          </table:table-cell>
          <table:table-cell office:value-type="string" calcext:value-type="string">
            <text:p>~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N</text:p>
          </table:table-cell>
          <table:table-cell table:formula="of:=[.J52]*[.B52]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4, D5, D6, D7, D8, 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:WS2812B</text:p>
          </table:table-cell>
          <table:table-cell office:value-type="string" calcext:value-type="string">
            <text:p>LED_SMD:LED_WS2812B_PLCC4_5.0x5.0mm_P3.2mm</text:p>
          </table:table-cell>
          <table:table-cell office:value-type="string" calcext:value-type="string">
            <text:p>https://cdn-shop.adafruit.com/datasheets/WS2812B.pdf</text:p>
          </table:table-cell>
          <table:table-cell office:value-type="string" calcext:value-type="string">
            <text:p>C139127</text:p>
          </table:table-cell>
          <table:table-cell office:value-type="string" calcext:value-type="string">
            <text:p>-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N</text:p>
          </table:table-cell>
          <table:table-cell table:formula="of:=[.J53]*[.B53]"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Generic:Conn_01x40</text:p>
          </table:table-cell>
          <table:table-cell office:value-type="string" calcext:value-type="string">
            <text:p>Connector_FFC-FPC:Hirose_FH12-40S-0.5SH_1x40-1MP_P0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2114</text:p>
          </table:table-cell>
          <table:table-cell office:value-type="string" calcext:value-type="string">
            <text:p>-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N</text:p>
          </table:table-cell>
          <table:table-cell table:formula="of:=[.J54]*[.B54]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R1261</text:p>
          </table:table-cell>
          <table:table-cell office:value-type="string" calcext:value-type="string">
            <text:p>Interface_Optical:TSMP58000</text:p>
          </table:table-cell>
          <table:table-cell office:value-type="string" calcext:value-type="string">
            <text:p>OptoDevice:Vishay_MINICAST-3Pin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  <table:table-cell table:formula="of:=[.J55]*[.B55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PR121Q</text:p>
          </table:table-cell>
          <table:table-cell office:value-type="string" calcext:value-type="string">
            <text:p>mch2021-rescue:MPR121Q-corelib</text:p>
          </table:table-cell>
          <table:table-cell office:value-type="string" calcext:value-type="string">
            <text:p>Package_DFN_QFN:QFN-20-1EP_3x3mm_P0.4mm_EP1.65x1.65mm</text:p>
          </table:table-cell>
          <table:table-cell/>
          <table:table-cell office:value-type="string" calcext:value-type="string">
            <text:p>C91322</text:p>
          </table:table-cell>
          <table:table-cell office:value-type="string" calcext:value-type="string">
            <text:p>-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N</text:p>
          </table:table-cell>
          <table:table-cell table:formula="of:=[.J56]*[.B56]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MCU_ST_STM32F1:STM32F103C8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http://www.st.com/st-web-ui/static/active/en/resource/technical/document/datasheet/CD00161566.pdf</text:p>
          </table:table-cell>
          <table:table-cell office:value-type="string" calcext:value-type="string">
            <text:p>C8734</text:p>
          </table:table-cell>
          <table:table-cell office:value-type="string" calcext:value-type="string">
            <text:p>-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N</text:p>
          </table:table-cell>
          <table:table-cell table:formula="of:=[.J57]*[.B57]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Sensor_Motion:MPU-6050</text:p>
          </table:table-cell>
          <table:table-cell office:value-type="string" calcext:value-type="string">
            <text:p>Sensor_Motion:InvenSense_QFN-24_4x4mm_P0.5mm</text:p>
          </table:table-cell>
          <table:table-cell office:value-type="string" calcext:value-type="string">
            <text:p>https://store.invensense.com/datasheets/invensense/MPU-6050_DataSheet_V3%204.pdf</text:p>
          </table:table-cell>
          <table:table-cell office:value-type="string" calcext:value-type="string">
            <text:p>C24112</text:p>
          </table:table-cell>
          <table:table-cell office:value-type="string" calcext:value-type="string">
            <text:p>-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N</text:p>
          </table:table-cell>
          <table:table-cell table:formula="of:=[.J58]*[.B58]"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ICE40UP5K-SG48ITR</text:p>
          </table:table-cell>
          <table:table-cell office:value-type="string" calcext:value-type="string">
            <text:p>FPGA_Lattice:ICE40UP5K-SG48ITR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http://www.latticesemi.com/Products/FPGAandCPLD/iCE40Ult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42-40UP5KSG48ITR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N</text:p>
          </table:table-cell>
          <table:table-cell table:formula="of:=[.J59]*[.B59]" office:value-type="float" office:value="5.29" calcext:value-type="float">
            <text:p>5.2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table:formula="of:=SUM([.L2:.L59])" office:value-type="float" office:value="10.7848" calcext:value-type="float">
            <text:p>10.7848</text:p>
          </table:table-cell>
        </table:table-row>
      </table:table>
      <table:named-expressions/>
      <table:database-ranges>
        <table:database-range table:name="__Anonymous_Sheet_DB__0" table:target-range-address="mch2021.A2:mch2021.L59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8T16:42:29.315214404</dc:date>
    <meta:editing-duration>PT8M1S</meta:editing-duration>
    <meta:editing-cycles>6</meta:editing-cycles>
    <meta:generator>LibreOffice/6.4.5.2$Linux_X86_64 LibreOffice_project/40$Build-2</meta:generator>
    <meta:document-statistic meta:table-count="1" meta:cell-count="685" meta:object-count="0"/>
  </office:meta>
</office:document-meta>
</file>